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text-properties fo:font-size="20pt" style:font-size-asian="26pt" style:font-size-complex="26pt"/>
    </style:style>
    <style:style style:name="P12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8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0" style:family="text">
      <style:text-properties fo:font-size="32pt" fo:font-style="italic" style:font-size-asian="44pt" style:font-style-asian="italic" style:font-size-complex="44pt" style:font-style-complex="italic"/>
    </style:style>
    <style:style style:name="T31" style:family="text">
      <style:text-properties fo:font-size="32pt" fo:font-style="normal" style:font-size-asian="44pt" style:font-style-asian="normal" style:font-size-complex="44pt" style:font-style-complex="normal"/>
    </style:style>
    <style:style style:name="T32" style:family="text">
      <style:text-properties fo:font-size="20pt" style:font-size-asian="26pt" style:font-size-complex="26pt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26pt" style:font-size-asian="36pt" style:font-size-complex="36pt"/>
    </style:style>
    <style:style style:name="T35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 text:style-name="P10"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 text:style-name="P10"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/>
            <text:p/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13.963cm" svg:height="2.678cm" svg:x="7.018cm" svg:y="8.06cm">
          <text:p/>
          <draw:object xlink:href="../Modifiziertes%20Hamilton'sches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6.395cm" svg:height="1.139cm" svg:x="10.802cm" svg:y="14.63cm">
          <text:p/>
          <draw:object xlink:href="../Phasenraum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</draw:text-box>
        </draw:frame>
        <draw:frame draw:style-name="gr2" draw:text-style-name="P5" draw:layer="layout" svg:width="14.12cm" svg:height="1.168cm" svg:x="6.939cm" svg:y="8.015cm">
          <text:p/>
          <draw:object xlink:href="../Parameterdarstellung%20für%20Impulse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5" draw:layer="layout" svg:width="7.809cm" svg:height="1.168cm" svg:x="1.495cm" svg:y="12.115cm">
          <text:p/>
          <draw:object xlink:href="../Anmerkung%201%20zur%20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4.683cm" svg:height="1.168cm" svg:x="16.158cm" svg:y="12.115cm">
          <text:p/>
          <draw:object xlink:href="../Anmerkung%202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26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27">F</text:span><text:span text:style-name="T28"> </text:span><text:span text:style-name="T8">(</text:span><text:span text:style-name="T29">q</text:span><text:span text:style-name="T8">, </text:span><text:span text:style-name="T29">p</text:span><text:span text:style-name="T8">, </text:span><text:span text:style-name="T30">t</text:span><text:span text:style-name="T31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32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3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2" draw:layer="layout" svg:width="25.199cm" svg:height="4.384cm" svg:x="1.4cm" svg:y="0.398cm" presentation:class="title" presentation:user-transformed="true">
          <draw:text-box>
            <text:p><text:span text:style-name="T34">Nennen Sie im Zusammenhang mit dem modifizierten Hamilton’schen Prinzip ein erstes Kriterium dafür, dass eine Phasentransformation (</text:span><text:span text:style-name="T35">q</text:span><text:span text:style-name="T34">, </text:span><text:span text:style-name="T35">p</text:span><text:span text:style-name="T34">) −→ (¯</text:span><text:span text:style-name="T35">q</text:span><text:span text:style-name="T34">, ¯</text:span><text:span text:style-name="T35">p</text:span><text:span text:style-name="T34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23:29:14.108000000</dc:date>
    <meta:document-statistic meta:object-count="350"/>
  </office:meta>
</office:document-meta>
</file>